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74d7" officeooo:paragraph-rsid="00137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 me: </text:p>
      <text:p text:style-name="P1"/>
      <text:p text:style-name="P1">to replicate analysis run pipeline.R </text:p>
      <text:p text:style-name="P1"/>
      <text:p text:style-name="P1">it will generate the plots and the tables in the corresponding folders. </text:p>
      <text:p text:style-name="P1"/>
      <text:p text:style-name="P1">Set as working directory ./empirical_ap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4:01:04.392799056</meta:creation-date>
    <dc:date>2020-12-03T14:01:59.069669769</dc:date>
    <meta:editing-duration>PT55S</meta:editing-duration>
    <meta:editing-cycles>1</meta:editing-cycles>
    <meta:document-statistic meta:table-count="0" meta:image-count="0" meta:object-count="0" meta:page-count="1" meta:paragraph-count="4" meta:word-count="24" meta:character-count="166" meta:non-whitespace-character-count="143"/>
    <meta:generator>LibreOffice/6.0.7.3$Linux_X86_64 LibreOffice_project/00m0$Build-3</meta:generator>
  </office:meta>
</office:document-meta>
</file>